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2ede" officeooo:paragraph-rsid="00022e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ài Toán: Tạo 1 website môn học của một trườ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5:07:18.852639617</meta:creation-date>
    <dc:date>2017-06-16T15:08:06.110258387</dc:date>
    <meta:editing-duration>PT49S</meta:editing-duration>
    <meta:editing-cycles>1</meta:editing-cycles>
    <meta:document-statistic meta:table-count="0" meta:image-count="0" meta:object-count="0" meta:page-count="1" meta:paragraph-count="1" meta:word-count="10" meta:character-count="46" meta:non-whitespace-character-count="37"/>
    <meta:generator>LibreOffice/5.1.6.2$Linux_X86_64 LibreOffice_project/10m0$Build-2</meta:generator>
  </office:meta>
</office:document-meta>
</file>